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7FA41437C99AEDD4.png" manifest:media-type="image/png"/>
  <manifest:file-entry manifest:full-path="Pictures/1000000000000111000000E96422DC35B498318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f0c392" officeooo:paragraph-rsid="005600c5" fo:background-color="transparent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officeooo:rsid="00e4643c" officeooo:paragraph-rsid="00e4643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officeooo:rsid="00e4643c" officeooo:paragraph-rsid="00e6136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officeooo:rsid="00e4643c" officeooo:paragraph-rsid="00ee23e0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officeooo:rsid="00f0c392" officeooo:paragraph-rsid="00e4643c" style:font-size-asian="12pt" style:font-weight-asian="bold" style:font-size-complex="12pt" style:font-weight-complex="bold"/>
    </style:style>
    <style:style style:name="P9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10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11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12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officeooo:rsid="0040e014" officeooo:paragraph-rsid="0040e01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normal" officeooo:rsid="004cd5fa" officeooo:paragraph-rsid="004cd5fa" style:font-size-asian="14pt" style:font-weight-asian="normal" style:font-size-complex="14pt" style:font-weight-complex="normal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42cbaf"/>
    </style:style>
    <style:style style:name="T5" style:family="text">
      <style:text-properties officeooo:rsid="00199386"/>
    </style:style>
    <style:style style:name="T6" style:family="text">
      <style:text-properties officeooo:rsid="003f174c"/>
    </style:style>
    <style:style style:name="T7" style:family="text">
      <style:text-properties officeooo:rsid="004d5436"/>
    </style:style>
    <style:style style:name="T8" style:family="text">
      <style:text-properties officeooo:rsid="00530d40"/>
    </style:style>
    <style:style style:name="T9" style:family="text">
      <style:text-properties fo:font-weight="normal" officeooo:rsid="00cb24cb" fo:background-color="transparent" loext:char-shading-value="0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3333ff"/>
    </style:style>
    <style:style style:name="T12" style:family="text">
      <style:text-properties fo:color="#ff3333"/>
    </style:style>
    <style:style style:name="T13" style:family="text">
      <style:text-properties officeooo:rsid="004a66c3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4">Seznam <text:span text:style-name="T6">Delov Stavbe</text:span></text:p>
      <text:p text:style-name="P14"/>
      <text:p text:style-name="P15"><text:span text:style-name="T8">Vključeni programi</text:span>:</text:p>
      <text:p text:style-name="P16">{% for <text:span text:style-name="T7">object</text:span> in program %}<text:span text:style-name="T13">{{ object.oznaka }}. {{ object.naziv }}</text:span></text:p>
      <text:p text:style-name="P16">{% endfor %}</text:p>
      <text:p text:style-name="P13"/>
      <text:p text:style-name="P4"/>
      <text:p text:style-name="P6">{% regroup <text:span text:style-name="T9">deli_filter_list</text:span> by podskupina.skupina as skupina_list2 %}{% for object in skupina_list2 %}<text:span text:style-name="T12">{{ object.grouper}}</text:span></text:p>
      <text:p text:style-name="P5">{% regroup object.list by podskupina as podskupina_list2 %}{% for object in podskupina_list2 %}<text:tab/>-<text:span text:style-name="T11">{{ object.grouper}}</text:span></text:p>
      <text:p text:style-name="P5">{% for object in object.list %}<text:tab/><text:tab/>-<text:span text:style-name="T10">{{ object.oznaka}}. {{ object.naziv}}</text:span></text:p>
      <text:p text:style-name="P5">{% endfor %}</text:p>
      <text:p text:style-name="P7">{% endfor %}</text:p>
      <text:p text:style-name="P5">{% endfor %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42cbaf"/>
    </style:style>
    <style:style style:name="MT5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/" office:name="eda5"><draw:frame draw:style-name="Mfr1" draw:name="Image1" text:anchor-type="as-char" svg:y="-0.2484in" svg:width="0.1945in" style:rel-width="scale" svg:height="0.1618in" style:rel-height="scale" draw:z-index="1"><draw:image xlink:href="Pictures/1000000000000111000000E96422DC35B4983181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<text:span text:style-name="MT4">2</text:span>-20170220-0001</text:p>
              <text:p text:style-name="MP4">Nova Gorica, <text:span text:style-name="MT5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7FA41437C99AEDD4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3T00:25:58.454014298</dc:date>
    <meta:editing-duration>PT3H43M2S</meta:editing-duration>
    <meta:editing-cycles>210</meta:editing-cycles>
    <meta:generator>LibreOffice/5.1.4.2$Linux_X86_64 LibreOffice_project/10m0$Build-2</meta:generator>
    <meta:document-statistic meta:table-count="2" meta:image-count="2" meta:object-count="0" meta:page-count="1" meta:paragraph-count="19" meta:word-count="95" meta:character-count="652" meta:non-whitespace-character-count="572"/>
  </office:meta>
</office:document-meta>
</file>